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3607" officeooo:paragraph-rsid="001b3607"/>
    </style:style>
    <style:style style:name="P2" style:family="paragraph" style:parent-style-name="Standard">
      <style:text-properties officeooo:rsid="001cef4c" officeooo:paragraph-rsid="001cef4c"/>
    </style:style>
    <style:style style:name="P3" style:family="paragraph" style:parent-style-name="Standard">
      <style:text-properties style:use-window-font-color="true" style:font-name="Liberation Serif" fo:font-size="12pt" fo:font-weight="normal" officeooo:rsid="001cef4c" officeooo:paragraph-rsid="001cef4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use-window-font-color="true" style:font-name="Liberation Serif" fo:font-size="12pt" fo:font-weight="normal" officeooo:rsid="001dda05" officeooo:paragraph-rsid="001dda0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normal" officeooo:rsid="001ebdde" officeooo:paragraph-rsid="001ebdd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style:font-name="Liberation Serif" fo:font-size="12pt" fo:font-weight="normal" officeooo:rsid="0020ad89" officeooo:paragraph-rsid="0020ad89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use-window-font-color="true" style:font-name="Liberation Serif" fo:font-size="12pt" fo:font-weight="normal" officeooo:rsid="002188a6" officeooo:paragraph-rsid="002188a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style:font-name="Liberation Serif" fo:font-size="12pt" fo:font-weight="normal" officeooo:rsid="0021e069" officeooo:paragraph-rsid="0021e06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style:font-name="Liberation Serif" fo:font-size="12pt" fo:font-weight="normal" officeooo:rsid="0021e069" officeooo:paragraph-rsid="002394d6" style:font-size-asian="12pt" style:font-weight-asian="normal" style:font-size-complex="12pt" style:font-weight-complex="normal"/>
    </style:style>
    <style:style style:name="T1" style:family="text">
      <style:text-properties officeooo:rsid="001bbb16"/>
    </style:style>
    <style:style style:name="T2" style:family="text">
      <style:text-properties fo:font-variant="normal" fo:text-transform="none" fo:color="#202124" style:font-name="arial" fo:font-size="13.5pt" fo:letter-spacing="normal" fo:font-style="normal"/>
    </style:style>
    <style:style style:name="T3" style:family="text">
      <style:text-properties fo:font-variant="normal" fo:text-transform="none" fo:color="#202124" style:font-name="arial" fo:font-size="13.5pt" fo:letter-spacing="normal" fo:font-style="normal" fo:font-weight="bold"/>
    </style:style>
    <style:style style:name="T4" style:family="text">
      <style:text-properties fo:font-variant="normal" fo:text-transform="none" fo:color="#202124" fo:letter-spacing="normal" fo:font-style="normal"/>
    </style:style>
    <style:style style:name="T5" style:family="text">
      <style:text-properties fo:font-variant="normal" fo:text-transform="none" fo:color="#202124" fo:font-size="13.5pt" fo:letter-spacing="normal" fo:font-style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officeooo:rsid="001dda05"/>
    </style:style>
    <style:style style:name="T8" style:family="text">
      <style:text-properties fo:font-variant="normal" fo:text-transform="none" fo:letter-spacing="normal" fo:font-style="normal" officeooo:rsid="001ebdde"/>
    </style:style>
    <style:style style:name="T9" style:family="text">
      <style:text-properties fo:font-variant="normal" fo:text-transform="none" fo:letter-spacing="normal" fo:font-style="normal" officeooo:rsid="0020ad89"/>
    </style:style>
    <style:style style:name="T10" style:family="text">
      <style:text-properties fo:font-variant="normal" fo:text-transform="none" fo:letter-spacing="normal" fo:font-style="normal" officeooo:rsid="0020fd5e"/>
    </style:style>
    <style:style style:name="T11" style:family="text">
      <style:text-properties fo:font-variant="normal" fo:text-transform="none" fo:letter-spacing="normal" fo:font-style="normal" officeooo:rsid="0021b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al Route Parameters:</text:p>
      <text:p text:style-name="P1">C<text:span text:style-name="T1">onnecting the route of the specific directivies to the query parameters for the passing the operational parameters to a route such as pagination information. </text:span></text:p>
      <text:p text:style-name="P1"/>
      <text:p text:style-name="P2">Relative Navigation:</text:p>
      <text:p text:style-name="P3"><text:span text:style-name="T6">The task of estimating the motion of one space object relative to another is referred to as relative navigation. Having the realtive directotry to the path of the opening directive. <text:s/></text:span><text:span text:style-name="T7">This is mainly used for the having the same list or directory to the entire application. Without changing the directory in other directories when ever router directory is changed.</text:span></text:p>
      <text:p text:style-name="P3"><text:span text:style-name="T7"/></text:p>
      <text:p text:style-name="P4"><text:span text:style-name="T6">Child Route:</text:span></text:p>
      <text:p text:style-name="P4"><text:span text:style-name="T6">The main route have the another child routes. On the specific directives of which we require to have the routes to develop in application.</text:span></text:p>
      <text:p text:style-name="P4"><text:span text:style-name="T6"/></text:p>
      <text:p text:style-name="P4"><text:span text:style-name="T6">Template Driven Forms:</text:span></text:p>
      <text:p text:style-name="P4"><text:span text:style-name="T6">Forms model in the angular </text:span><text:span text:style-name="T8">applications. Automaticaly tracks the form and from elements state and validity. Unit test is a challenge. Suitable for simple scenarios.</text:span></text:p>
      <text:p text:style-name="P4"><text:span text:style-name="T8"/></text:p>
      <text:p text:style-name="P5"><text:span text:style-name="T6">Binding Data with ngForm:</text:span></text:p>
      <text:p text:style-name="P5"><text:span text:style-name="T6">Form model with having the ngModel connectivity </text:span><text:span text:style-name="T9">to bind the data from the ngmodel to show the detalis of the data filled in the form. </text:span></text:p>
      <text:p text:style-name="P6"><text:span text:style-name="T9">{</text:span><text:span text:style-name="T6">{userForm.value | json }}</text:span></text:p>
      <text:p text:style-name="P5"><text:span text:style-name="T9"/></text:p>
      <text:p text:style-name="P6"><text:span text:style-name="T6">Binding Data with ngModel:</text:span></text:p>
      <text:p text:style-name="P6"><text:span text:style-name="T6">Creating a class to give the detalis of the properties to the form. Creating the </text:span><text:span text:style-name="T10">ngModel to form the detaling for parameters. It is one way data binding. </text:span></text:p>
      <text:p text:style-name="P7"><text:span text:style-name="T10">{</text:span><text:span text:style-name="T6">{ userModel | json }}</text:span></text:p>
      <text:p text:style-name="P7"><text:span text:style-name="T6"/></text:p>
      <text:p text:style-name="P7"><text:span text:style-name="T6">Track Control state:</text:span></text:p>
      <text:p text:style-name="P7"><text:span text:style-name="T6">Tracking the action of the form parameters list are know has track control state</text:span></text:p>
      <text:p text:style-name="P7"><text:span text:style-name="T6">the track control states are.</text:span></text:p>
      <text:p text:style-name="P7"><text:span text:style-name="T6"><text:tab/><text:tab/>States<text:tab/><text:tab/><text:tab/><text:tab/><text:tab/>if true <text:tab/><text:tab/><text:tab/>if false</text:span></text:p>
      <text:p text:style-name="P7"><text:span text:style-name="T6"><text:s text:c="10"/>if the control is visited. <text:s/><text:tab/><text:tab/> <text:s text:c="7"/>ng-touched <text:s text:c="15"/>ng-untouched</text:span></text:p>
      <text:p text:style-name="P7"><text:span text:style-name="T6"><text:s text:c="6"/>if the control value is changed<text:tab/><text:tab/> <text:s text:c="10"/>ng-dirty<text:tab/> <text:s text:c="9"/>ng-pristine</text:span></text:p>
      <text:p text:style-name="P7"><text:span text:style-name="T6"><text:s text:c="10"/></text:span><text:span text:style-name="T11">if the control is vaild <text:tab/><text:tab/><text:tab/> <text:s text:c="10"/>ng-valid<text:tab/> <text:s text:c="9"/>ng-invalid</text:span></text:p>
      <text:p text:style-name="P7"><text:span text:style-name="T11"/></text:p>
      <text:p text:style-name="P9"><text:span text:style-name="T4"><text:tab/></text:span><text:span text:style-name="T11">V</text:span><text:span text:style-name="T6">alidation:</text:span></text:p>
      <text:p text:style-name="P9"><text:span text:style-name="T4">Angular uses directives to match these attributes with validator functions in the framework. Every time the value of a form control changes, Angular runs validation and generates either a list of validation errors that results in an INVALID status, or null, which results in a VALID status.<text:tab/></text:span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7:18:03.820623830</meta:creation-date>
    <dc:date>2021-01-07T19:05:58.822710557</dc:date>
    <meta:editing-duration>PT15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309" meta:character-count="1997" meta:non-whitespace-character-count="1598"/>
  </office:meta>
</office:document-meta>
</file>